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9c97c" officeooo:paragraph-rsid="0009c97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a8d59" officeooo:paragraph-rsid="000a8d5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09c97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9ab8" officeooo:paragraph-rsid="000b9ab8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c91e" officeooo:paragraph-rsid="000bc91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daba" officeooo:paragraph-rsid="000ddab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ddaba" officeooo:paragraph-rsid="000fac84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5151b" officeooo:paragraph-rsid="0015151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6d869" officeooo:paragraph-rsid="0016d869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0b9ab8" officeooo:paragraph-rsid="000b9ab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0ddaba" officeooo:paragraph-rsid="000ddab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131f8e" officeooo:paragraph-rsid="00131f8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4pt" fo:font-weight="bold" officeooo:rsid="0015151b" officeooo:paragraph-rsid="0015151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16d869" officeooo:paragraph-rsid="0016d86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177e4a" officeooo:paragraph-rsid="00177e4a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97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c97c" style:font-weight-asian="normal" style:font-weight-complex="normal"/>
    </style:style>
    <style:style style:name="T5" style:family="text">
      <style:text-properties officeooo:rsid="000a8d59"/>
    </style:style>
    <style:style style:name="T6" style:family="text">
      <style:text-properties officeooo:rsid="000cd74d"/>
    </style:style>
    <style:style style:name="T7" style:family="text">
      <style:text-properties officeooo:rsid="000ddaba"/>
    </style:style>
    <style:style style:name="T8" style:family="text">
      <style:text-properties officeooo:rsid="000fac84"/>
    </style:style>
    <style:style style:name="T9" style:family="text">
      <style:text-properties officeooo:rsid="0011799b"/>
    </style:style>
    <style:style style:name="T10" style:family="text">
      <style:text-properties officeooo:rsid="00131f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gex 02</text:h>
      <text:p text:style-name="P3">O regex é uma notação que faz verificações em textos com 3 principais aplicações, buscas, validações <text:span text:style-name="T5">e substituições:</text:span></text:p>
      <text:p text:style-name="P3"/>
      <text:p text:style-name="P3"><text:span text:style-name="T1">Buscas:</text:span> Busca padrões que definem qual é o formato esperado do termo que foi preocurado <text:span text:style-name="T1">Ex: </text:span><text:span text:style-name="T3">buscar todos os termos de um texto que tenha o formato de data, com dia mês e ano, sem saber extamente qual a data preocurada.</text:span></text:p>
      <text:p text:style-name="P5"><text:span text:style-name="T2">Validações:</text:span><text:span text:style-name="T4"> Verifica se uma determinada sequencia de caracteres atende ao padrão estabelecido.</text:span></text:p>
      <text:p text:style-name="P4"><text:span text:style-name="T1">Substituições: </text:span>No regex vai muito alem de apenas substituir texto por texto, pois á um recurso que permite extrair apenas uma parte de um padrão para utiliza-lo no destino.</text:p>
      <text:p text:style-name="P1"/>
      <text:p text:style-name="P7">Essas aplicações podem ser executadas em qualquer sequencia de caracteres, paragrafo de um livro, texto estruturado (json, xml) ou o conteudo de um codigo.</text:p>
      <text:p text:style-name="P7">_____________________________________________________________________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x-<text:span text:style-name="T7">1</text:span>:</text:p>
      <text:p text:style-name="P8">Tudo o que estiver entre colchetes representa caracteres:</text:p>
      <text:p text:style-name="P8">[0] ← localiza os zeros</text:p>
      <text:p text:style-name="P8">[02] ← localiza os zeros ou dois</text:p>
      <text:p text:style-name="P8"><text:soft-page-break/>[0-9] ← localiza qualquer numero entre zero e nove</text:p>
      <text:p text:style-name="P8">Para estabelecer a regra para o segundo caracter, basta repetir os colchetes e colocar o segundo caracter desejado</text:p>
      <text:p text:style-name="P8">[0][0] ← localida os zeros zeros (00)</text:p>
      <text:p text:style-name="P8">Quantificadores ← multiplica a estrução anterior</text:p>
      <text:p text:style-name="P8">[0]{2} ← localiza todas as duas ocorrencias do caracter zero (2x o zero)</text:p>
      <text:p text:style-name="P8">[0-9]{6} ← localiza os 6 primeiros digitos que estão entre zero e nove</text:p>
      <text:p text:style-name="P8">$ ← fim da linha</text:p>
      <text:p text:style-name="P8">[0-9]{6}$ ← localiza todos os 6 ultimos digitos que estão entre zero e nove</text:p>
      <text:p text:style-name="P8">^ ← começo da linha</text:p>
      <text:p text:style-name="P8">^[0-9]{6}$ ← localiza os que tem apenas 6 caracteres <text:span text:style-name="T6">ao todo</text:span> e que estão entre zero e nove ← *<text:span text:style-name="T7">começo da linha, 6 caracteres entre 0 e 9, fim da linha*</text:span></text:p>
      <text:p text:style-name="P1"/>
      <text:p text:style-name="P14">Ex-2:</text:p>
      <text:p text:style-name="P9">+ ← numero qualquer de ocorrencias</text:p>
      <text:p text:style-name="P10">^[0-9]+[-][d]$ ← <text:span text:style-name="T8">localiza </text:span><text:span text:style-name="T9">apenas </text:span><text:span text:style-name="T8">os que tem numeros de 0 a 9, traço e depois a letra d ← *entre 0 e 9, qualquer numero de caracteres, caractere traço, letra d*</text:span></text:p>
      <text:p text:style-name="P9">[0-9]+[-][d] ← <text:span text:style-name="T8">localiza </text:span><text:span text:style-name="T9">qualquer parte que tem o padrão - numeros de 0 a 9, traço e a letra d *entre 0 e 9, qualquer numero de caracteres, caractere traço, letra d*</text:span></text:p>
      <text:p text:style-name="P1">^<text:span text:style-name="T7">[0-9]+[-][a-z]$ ← </text:span><text:span text:style-name="T9">localiza epenas os que tem numeros de 0 a 9, traço e depois qualquer letra entre a e z *</text:span><text:span text:style-name="T10">entre 0 e 9, qualquer numeros de caracteres, caractere traço, qualquer letra entre a e z</text:span><text:span text:style-name="T9">*</text:span></text:p>
      <text:p text:style-name="P1"/>
      <text:p text:style-name="P15">Ex-3:</text:p>
      <text:p text:style-name="P11">[0-9]{3} ← caractere de 0 a 9 com multiplicador 3 (3x numero de 0 a 9)</text:p>
      <text:p text:style-name="P11">[0-9]{3}[.] ← seguido do caracter ponto</text:p>
      <text:p text:style-name="P11">[0-9]{3}[.][0-9]{3}[.][0-9]{3}[.] ← o padrão se repete mais duas vezes</text:p>
      <text:p text:style-name="P11"><text:soft-page-break/>[-][0-9]{2} ← representa o traço seguido de dois caracteres numericos quaisquer</text:p>
      <text:p text:style-name="P11">cada [] é um caractere → [a][b][c][2] = abc2</text:p>
      <text:p text:style-name="P11">{} é o multiplicador, quantas vezes vai repetir (a ocorrencia anterior)</text:p>
      <text:p text:style-name="P11"/>
      <text:p text:style-name="P16">Ex-4:</text:p>
      <text:p text:style-name="P17">2010-12-20</text:p>
      <text:p text:style-name="P12">[0-9]{4}[-][0-9]{2}[-][0-9]{2} ← localiza a data</text:p>
      <text:p text:style-name="P12"><text:span text:style-name="T1">(</text:span>[0-9]{4}<text:span text:style-name="T1">)</text:span>[-]<text:span text:style-name="T1">(</text:span>[0-9]{2}<text:span text:style-name="T1">)</text:span>[-]<text:span text:style-name="T1">(</text:span>[0-9]{2}<text:span text:style-name="T1">)</text:span> ← coloca entre parênteses o que quer substituir</text:p>
      <text:p text:style-name="P12">Cada abre e fecha de parênteses representa o grupo de resultado</text:p>
      <text:p text:style-name="P17">([0-9]{4}) ← grupo 1</text:p>
      <text:p text:style-name="P17">([0-9]{2}) ← grupo 2</text:p>
      <text:p text:style-name="P17">([0-9]{2}) ← grupo 3</text:p>
      <text:p text:style-name="P17"/>
      <text:p text:style-name="P17">Pode acessa-lo quando estiver escrevendo o valor destino da substituição</text:p>
      <text:p text:style-name="P17">No vscode para acessar basta usar cifrão ($) seguido do numero do grupo requerido&gt;</text:p>
      <text:p text:style-name="P18">$3/$2/$1 ← acessa primeiro o grupo 3, depois o grupo 2 e por ultimo o grupo 1</text:p>
      <text:p text:style-name="P18"/>
      <text:p text:style-name="P18">Não precisa decorar nenhum comando, existe sites que tem toda a documentação do regex e uma ferramenta que permite aplicar online o regex</text:p>
      <text:p text:style-name="P18"><text:a xlink:type="simple" xlink:href="https://regex101.com/" text:style-name="Internet_20_link" text:visited-style-name="Visited_20_Internet_20_Link"/></text:p>
      <text:p text:style-name="P18"><text:a xlink:type="simple" xlink:href="https://regex101.com/" text:style-name="Internet_20_link" text:visited-style-name="Visited_20_Internet_20_Link">https://regex101.com/</text:a> 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5:26:53.581295494</meta:creation-date>
    <dc:date>2022-11-29T07:55:17.731749785</dc:date>
    <meta:editing-duration>PT16M2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46" meta:word-count="543" meta:character-count="3197" meta:non-whitespace-character-count="2699"/>
  </office:meta>
</office:document-meta>
</file>